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Ubuntu" svg:font-family="Ubuntu" style:font-adornments="Regular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4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</style:style>
    <style:style style:name="P5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6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7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style:style style:name="P8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</style:style>
    <style:style style:name="P9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/>
    </style:style>
    <style:style style:name="P11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/>
    </style:style>
    <style:style style:name="P12" style:family="paragraph" style:parent-style-name="Text_20_body" style:list-style-name="L11">
      <style:paragraph-properties fo:margin-left="0in" fo:margin-right="0in" fo:margin-top="0in" fo:margin-bottom="0in" style:contextual-spacing="false" fo:text-indent="0in" style:auto-text-indent="false"/>
    </style:style>
    <style:style style:name="P13" style:family="paragraph" style:parent-style-name="Text_20_body" style:list-style-name="L12">
      <style:paragraph-properties fo:margin-left="0in" fo:margin-right="0in" fo:margin-top="0in" fo:margin-bottom="0in" style:contextual-spacing="false" fo:text-indent="0in" style:auto-text-indent="false"/>
    </style:style>
    <style:style style:name="P14" style:family="paragraph" style:parent-style-name="Text_20_body" style:list-style-name="L13">
      <style:paragraph-properties fo:margin-left="0in" fo:margin-right="0in" fo:margin-top="0in" fo:margin-bottom="0in" style:contextual-spacing="false" fo:text-indent="0in" style:auto-text-indent="false"/>
    </style:style>
    <style:style style:name="P15" style:family="paragraph" style:parent-style-name="Text_20_body" style:list-style-name="L14">
      <style:paragraph-properties fo:margin-left="0in" fo:margin-right="0in" fo:margin-top="0in" fo:margin-bottom="0in" style:contextual-spacing="false" fo:text-indent="0in" style:auto-text-indent="false"/>
    </style:style>
    <style:style style:name="P16" style:family="paragraph" style:parent-style-name="Text_20_body" style:list-style-name="L15">
      <style:paragraph-properties fo:margin-left="0in" fo:margin-right="0in" fo:margin-top="0in" fo:margin-bottom="0in" style:contextual-spacing="false" fo:text-indent="0in" style:auto-text-indent="false"/>
    </style:style>
    <style:style style:name="P17" style:family="paragraph" style:parent-style-name="Text_20_body" style:list-style-name="L16">
      <style:paragraph-properties fo:margin-left="0in" fo:margin-right="0in" fo:margin-top="0in" fo:margin-bottom="0in" style:contextual-spacing="false" fo:text-indent="0in" style:auto-text-indent="false"/>
    </style:style>
    <style:style style:name="P18" style:family="paragraph" style:parent-style-name="Text_20_body" style:list-style-name="L17">
      <style:paragraph-properties fo:margin-left="0in" fo:margin-right="0in" fo:margin-top="0in" fo:margin-bottom="0in" style:contextual-spacing="false" fo:text-indent="0in" style:auto-text-indent="false"/>
    </style:style>
    <style:style style:name="P19" style:family="paragraph" style:parent-style-name="Text_20_body" style:list-style-name="L18">
      <style:paragraph-properties fo:margin-left="0in" fo:margin-right="0in" fo:margin-top="0in" fo:margin-bottom="0in" style:contextual-spacing="false" fo:text-indent="0in" style:auto-text-indent="false"/>
    </style:style>
    <style:style style:name="P20" style:family="paragraph" style:parent-style-name="Text_20_body" style:list-style-name="L19">
      <style:paragraph-properties fo:margin-left="0in" fo:margin-right="0in" fo:margin-top="0in" fo:margin-bottom="0in" style:contextual-spacing="false" fo:text-indent="0in" style:auto-text-indent="false"/>
    </style:style>
    <style:style style:name="P21" style:family="paragraph" style:parent-style-name="Text_20_body" style:list-style-name="L20">
      <style:paragraph-properties fo:margin-left="0in" fo:margin-right="0in" fo:margin-top="0in" fo:margin-bottom="0in" style:contextual-spacing="false" fo:text-indent="0in" style:auto-text-indent="false"/>
    </style:style>
    <style:style style:name="P22" style:family="paragraph" style:parent-style-name="Text_20_body" style:list-style-name="L21">
      <style:paragraph-properties fo:margin-left="0in" fo:margin-right="0in" fo:margin-top="0in" fo:margin-bottom="0in" style:contextual-spacing="false" fo:text-indent="0in" style:auto-text-indent="false"/>
    </style:style>
    <style:style style:name="P23" style:family="paragraph" style:parent-style-name="Text_20_body" style:list-style-name="L22">
      <style:paragraph-properties fo:margin-left="0in" fo:margin-right="0in" fo:margin-top="0in" fo:margin-bottom="0in" style:contextual-spacing="false" fo:text-indent="0in" style:auto-text-indent="false"/>
    </style:style>
    <style:style style:name="P24" style:family="paragraph" style:parent-style-name="Text_20_body" style:list-style-name="L23">
      <style:paragraph-properties fo:margin-left="0in" fo:margin-right="0in" fo:margin-top="0in" fo:margin-bottom="0in" style:contextual-spacing="false" fo:text-indent="0in" style:auto-text-indent="false"/>
      <style:text-properties fo:font-weight="bold" style:font-weight-asian="bold" style:font-weight-complex="bold"/>
    </style:style>
    <style:style style:name="P25" style:family="paragraph" style:parent-style-name="Text_20_body" style:list-style-name="L24">
      <style:paragraph-properties fo:margin-left="0in" fo:margin-right="0in" fo:margin-top="0in" fo:margin-bottom="0in" style:contextual-spacing="false" fo:text-indent="0in" style:auto-text-indent="false"/>
    </style:style>
    <style:style style:name="P26" style:family="paragraph" style:parent-style-name="Text_20_body" style:list-style-name="L25">
      <style:paragraph-properties fo:margin-left="0in" fo:margin-right="0in" fo:margin-top="0in" fo:margin-bottom="0in" style:contextual-spacing="false" fo:text-indent="0in" style:auto-text-indent="false"/>
    </style:style>
    <style:style style:name="P27" style:family="paragraph" style:parent-style-name="Text_20_body" style:list-style-name="L26">
      <style:paragraph-properties fo:margin-left="0in" fo:margin-right="0in" fo:margin-top="0in" fo:margin-bottom="0in" style:contextual-spacing="false" fo:text-indent="0in" style:auto-text-indent="false"/>
    </style:style>
    <style:style style:name="P28" style:family="paragraph" style:parent-style-name="Text_20_body" style:list-style-name="L27">
      <style:paragraph-properties fo:margin-left="0in" fo:margin-right="0in" fo:margin-top="0in" fo:margin-bottom="0in" style:contextual-spacing="false" fo:text-indent="0in" style:auto-text-indent="false"/>
    </style:style>
    <style:style style:name="P29" style:family="paragraph" style:parent-style-name="Text_20_body" style:list-style-name="L28">
      <style:paragraph-properties fo:margin-left="0in" fo:margin-right="0in" fo:margin-top="0in" fo:margin-bottom="0in" style:contextual-spacing="false" fo:text-indent="0in" style:auto-text-indent="false"/>
    </style:style>
    <style:style style:name="P30" style:family="paragraph" style:parent-style-name="Text_20_body" style:list-style-name="L29">
      <style:paragraph-properties fo:margin-left="0in" fo:margin-right="0in" fo:margin-top="0in" fo:margin-bottom="0in" style:contextual-spacing="false" fo:text-indent="0in" style:auto-text-indent="false"/>
    </style:style>
    <style:style style:name="P31" style:family="paragraph" style:parent-style-name="Text_20_body" style:list-style-name="L30">
      <style:paragraph-properties fo:margin-left="0in" fo:margin-right="0in" fo:margin-top="0in" fo:margin-bottom="0in" style:contextual-spacing="false" fo:text-indent="0in" style:auto-text-indent="false"/>
    </style:style>
    <style:style style:name="P32" style:family="paragraph" style:parent-style-name="Text_20_body" style:list-style-name="L31">
      <style:paragraph-properties fo:margin-left="0in" fo:margin-right="0in" fo:margin-top="0in" fo:margin-bottom="0in" style:contextual-spacing="false" fo:text-indent="0in" style:auto-text-indent="false"/>
    </style:style>
    <style:style style:name="P33" style:family="paragraph" style:parent-style-name="Text_20_body" style:list-style-name="L32">
      <style:paragraph-properties fo:margin-left="0in" fo:margin-right="0in" fo:margin-top="0in" fo:margin-bottom="0in" style:contextual-spacing="false" fo:text-indent="0in" style:auto-text-indent="false"/>
    </style:style>
    <style:style style:name="P34" style:family="paragraph" style:parent-style-name="Text_20_body" style:list-style-name="L33">
      <style:paragraph-properties fo:margin-left="0in" fo:margin-right="0in" fo:margin-top="0in" fo:margin-bottom="0in" style:contextual-spacing="false" fo:text-indent="0in" style:auto-text-indent="false"/>
    </style:style>
    <style:style style:name="P35" style:family="paragraph" style:parent-style-name="Text_20_body" style:list-style-name="L34">
      <style:paragraph-properties fo:margin-left="0in" fo:margin-right="0in" fo:margin-top="0in" fo:margin-bottom="0in" style:contextual-spacing="false" fo:text-indent="0in" style:auto-text-indent="false"/>
    </style:style>
    <style:style style:name="P36" style:family="paragraph" style:parent-style-name="Text_20_body" style:list-style-name="L35">
      <style:paragraph-properties fo:margin-left="0in" fo:margin-right="0in" fo:margin-top="0in" fo:margin-bottom="0in" style:contextual-spacing="false" fo:text-indent="0in" style:auto-text-indent="false"/>
    </style:style>
    <style:style style:name="P37" style:family="paragraph" style:parent-style-name="Text_20_body" style:list-style-name="L36">
      <style:paragraph-properties fo:margin-left="0in" fo:margin-right="0in" fo:margin-top="0in" fo:margin-bottom="0in" style:contextual-spacing="false" fo:text-indent="0in" style:auto-text-indent="false"/>
    </style:style>
    <style:style style:name="P38" style:family="paragraph" style:parent-style-name="Text_20_body" style:list-style-name="L37">
      <style:paragraph-properties fo:margin-left="0in" fo:margin-right="0in" fo:margin-top="0in" fo:margin-bottom="0in" style:contextual-spacing="false" fo:text-indent="0in" style:auto-text-indent="false"/>
    </style:style>
    <style:style style:name="P39" style:family="paragraph" style:parent-style-name="Text_20_body" style:list-style-name="L38">
      <style:paragraph-properties fo:margin-left="0in" fo:margin-right="0in" fo:margin-top="0in" fo:margin-bottom="0in" style:contextual-spacing="false" fo:text-indent="0in" style:auto-text-indent="false"/>
    </style:style>
    <style:style style:name="P40" style:family="paragraph" style:parent-style-name="Text_20_body" style:list-style-name="L39">
      <style:paragraph-properties fo:margin-left="0in" fo:margin-right="0in" fo:margin-top="0in" fo:margin-bottom="0in" style:contextual-spacing="false" fo:text-indent="0in" style:auto-text-indent="false"/>
    </style:style>
    <style:style style:name="P41" style:family="paragraph" style:parent-style-name="Text_20_body" style:list-style-name="L40">
      <style:paragraph-properties fo:margin-left="0in" fo:margin-right="0in" fo:margin-top="0in" fo:margin-bottom="0in" style:contextual-spacing="false" fo:text-indent="0in" style:auto-text-indent="false"/>
    </style:style>
    <style:style style:name="P42" style:family="paragraph" style:parent-style-name="Text_20_body" style:list-style-name="L41">
      <style:paragraph-properties fo:margin-left="0in" fo:margin-right="0in" fo:margin-top="0in" fo:margin-bottom="0in" style:contextual-spacing="false" fo:text-indent="0in" style:auto-text-indent="false"/>
    </style:style>
    <style:style style:name="P43" style:family="paragraph" style:parent-style-name="Text_20_body" style:list-style-name="L42">
      <style:paragraph-properties fo:margin-left="0in" fo:margin-right="0in" fo:margin-top="0in" fo:margin-bottom="0in" style:contextual-spacing="false" fo:text-indent="0in" style:auto-text-indent="false"/>
    </style:style>
    <style:style style:name="P44" style:family="paragraph" style:parent-style-name="Text_20_body" style:list-style-name="L43">
      <style:paragraph-properties fo:margin-left="0in" fo:margin-right="0in" fo:margin-top="0in" fo:margin-bottom="0in" style:contextual-spacing="false" fo:text-indent="0in" style:auto-text-indent="false"/>
    </style:style>
    <style:style style:name="P45" style:family="paragraph" style:parent-style-name="Text_20_body" style:list-style-name="L44">
      <style:paragraph-properties fo:margin-left="0in" fo:margin-right="0in" fo:margin-top="0in" fo:margin-bottom="0in" style:contextual-spacing="false" fo:text-indent="0in" style:auto-text-indent="false"/>
    </style:style>
    <style:style style:name="P46" style:family="paragraph" style:parent-style-name="Text_20_body" style:list-style-name="L46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8b2b9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chedule of Readings</text:h>
      <text:h text:style-name="Heading_20_3" text:outline-level="3">Week One</text:h>
      <text:list xml:id="list2154012977892117433" text:style-name="L1">
        <text:list-item>
          <text:p text:style-name="P2">January 16th</text:p>
          <text:list text:style-name="L2">
            <text:list-item>
              <text:p text:style-name="P3">Introduction to the Class</text:p>
            </text:list-item>
          </text:list>
        </text:list-item>
      </text:list>
      <text:h text:style-name="Heading_20_3" text:outline-level="3">Week Two</text:h>
      <text:list xml:id="list4674475673654776618" text:style-name="L3">
        <text:list-item>
          <text:p text:style-name="P4">January 21</text:p>
          <text:list text:style-name="L4">
            <text:list-item>
              <text:p text:style-name="P5">Marshall McLuhan, "The Medium is the Message"</text:p>
            </text:list-item>
            <text:list-item>
              <text:p text:style-name="P5"><text:span text:style-name="T1">Blown to Bits</text:span> <text:a xlink:type="simple" xlink:href="http://www.bitsbook.com/wp-content/uploads/2008/12/chapter1.pdf"><text:span text:style-name="Definition">Chapter 1</text:span></text:a></text:p>
            </text:list-item>
          </text:list>
        </text:list-item>
        <text:list-item>
          <text:p text:style-name="P4">January 23</text:p>
          <text:list text:style-name="L5">
            <text:list-item>
              <text:p text:style-name="P6"><text:span text:style-name="T1">Culture and Technology</text:span> Chapters 3,4,8 &amp; 9</text:p>
            </text:list-item>
          </text:list>
        </text:list-item>
      </text:list>
      <text:h text:style-name="Heading_20_3" text:outline-level="3">Week Three</text:h>
      <text:list xml:id="list3589865720155610166" text:style-name="L6">
        <text:list-item>
          <text:p text:style-name="P7">January 28</text:p>
          <text:list text:style-name="L7">
            <text:list-item>
              <text:p text:style-name="P8"><text:span text:style-name="T1">Culture and Technology</text:span> Chapters 10-12</text:p>
            </text:list-item>
          </text:list>
        </text:list-item>
        <text:list-item>
          <text:p text:style-name="P7">January 30</text:p>
          <text:list text:style-name="L8">
            <text:list-item>
              <text:p text:style-name="P9">Hyde, et al. "What is Collaboration Anyway." <text:span text:style-name="T1">The Social Media Reader</text:span></text:p>
            </text:list-item>
            <text:list-item>
              <text:p text:style-name="P9">Jaron Lanier, <text:a xlink:type="simple" xlink:href="http://www.edge.org/conversation/digital-maoism-the-hazards-of-the-new-online-collectivism"><text:span text:style-name="Definition">"Digital Maoism: The Hazards of New Online Collectivism."</text:span></text:a></text:p>
            </text:list-item>
          </text:list>
        </text:list-item>
      </text:list>
      <text:h text:style-name="Heading_20_3" text:outline-level="3">Week Four</text:h>
      <text:list xml:id="list7749884608820394010" text:style-name="L9">
        <text:list-item>
          <text:p text:style-name="P10">February 4</text:p>
          <text:list text:style-name="L10">
            <text:list-item>
              <text:p text:style-name="P11">Neil Postman, <text:span text:style-name="T1">Amusing Ourselves to Death</text:span></text:p>
            </text:list-item>
          </text:list>
        </text:list-item>
        <text:list-item>
          <text:p text:style-name="P10">February 6</text:p>
          <text:list text:style-name="L11">
            <text:list-item>
              <text:p text:style-name="P12">Neil Postman, <text:span text:style-name="T1">Amusing Ourselves to Death</text:span></text:p>
            </text:list-item>
          </text:list>
        </text:list-item>
      </text:list>
      <text:h text:style-name="Heading_20_3" text:outline-level="3">Week Five</text:h>
      <text:list xml:id="list7674018737695367934" text:style-name="L12">
        <text:list-item>
          <text:p text:style-name="P13">February 11</text:p>
          <text:list text:style-name="L13">
            <text:list-item>
              <text:p text:style-name="P14">Miles Townes, "The Spread of TCP/IP and the Political Origins of the Internet"</text:p>
            </text:list-item>
            <text:list-item>
              <text:p text:style-name="P14"><text:span text:style-name="T1">Blown to Bits</text:span> <text:a xlink:type="simple" xlink:href="http://www.bitsbook.com/wp-content/uploads/2008/12/B2B_3.pdf"><text:span text:style-name="Definition">Appendix</text:span></text:a> (Starts on Page 296)</text:p>
            </text:list-item>
            <text:list-item>
              <text:p text:style-name="P14"><text:a xlink:type="simple" xlink:href="http://worldsciencefestival.com/videos/there_and_back_again_a_packets_tale"><text:span text:style-name="Definition">"There and Back Again"</text:span></text:a> (video)</text:p>
            </text:list-item>
          </text:list>
        </text:list-item>
        <text:list-item>
          <text:p text:style-name="P13">February 13</text:p>
          <text:list text:style-name="L14">
            <text:list-item>
              <text:p text:style-name="P15">Tim Wu, <text:a xlink:type="simple" xlink:href="https://dl.dropboxusercontent.com/u/82198/Radicalism.pdf"><text:span text:style-name="Definition">"The Radicalism of the Internet"</text:span></text:a></text:p>
            </text:list-item>
            <text:list-item>
              <text:p text:style-name="P15"><text:a xlink:type="simple" xlink:href="http://www.youtube.com/watch?v=9hIQjrMHTv4"><text:span text:style-name="Definition">"History of the Internet"</text:span></text:a> (Video)</text:p>
            </text:list-item>
            <text:list-item>
              <text:p text:style-name="P15"><text:span text:style-name="T1">Blown to Bits</text:span> <text:a xlink:type="simple" xlink:href="http://www.bitsbook.com/wp-content/uploads/2008/12/chapter3.pdf"><text:span text:style-name="Definition">Chapter 3</text:span></text:a></text:p>
            </text:list-item>
          </text:list>
        </text:list-item>
      </text:list>
      <text:h text:style-name="Heading_20_3" text:outline-level="3">Week Six</text:h>
      <text:list xml:id="list2595624724621600090" text:style-name="L15">
        <text:list-item>
          <text:p text:style-name="P16">February 18</text:p>
          <text:list text:style-name="L16">
            <text:list-item>
              <text:p text:style-name="P17"><text:span text:style-name="T1">Culture and Technolgoy</text:span> Chapters 13 &amp; 14</text:p>
            </text:list-item>
            <text:list-item>
              <text:p text:style-name="P17">danah boyd, "Participating in the Always on Lifestyle" <text:span text:style-name="T1">The Social Media Reader</text:span></text:p>
            </text:list-item>
          </text:list>
        </text:list-item>
        <text:list-item>
          <text:p text:style-name="P16">February 20</text:p>
        </text:list-item>
      </text:list>
      <text:list xml:id="list2476439786029670745" text:style-name="L17">
        <text:list-item>
          <text:list>
            <text:list-item>
              <text:p text:style-name="P18">Zeynep Tufekci, <text:a xlink:type="simple" xlink:href="http://www.theatlantic.com/technology/archive/2012/04/social-medias-small-positive-role-in-human-relationships/256346/"><text:span text:style-name="Definition">"Social Media's Small, Positive Role in Human Relationships."</text:span></text:a></text:p>
            </text:list-item>
          </text:list>
        </text:list-item>
      </text:list>
      <text:list xml:id="list180649769022377" text:continue-list="list2595624724621600090" text:style-name="L17">
        <text:list-item>
          <text:list>
            <text:list-item>
              <text:p text:style-name="P18">Ellison et al., <text:a xlink:type="simple" xlink:href="https://dl.dropboxusercontent.com/u/82198/Ellison.pdf"><text:span text:style-name="Definition">"H</text:span></text:a><text:a xlink:type="simple" xlink:href="https://dl.dropboxusercontent.com/u/82198/Ellison.pdf"><text:span text:style-name="Definition"><text:span text:style-name="T2">o</text:span></text:span></text:a><text:a xlink:type="simple" xlink:href="https://dl.dropboxusercontent.com/u/82198/Ellison.pdf"><text:span text:style-name="Definition">w Social Network Sites Affect Social Capital Processes."</text:span></text:a></text:p>
            </text:list-item>
          </text:list>
        </text:list-item>
      </text:list>
      <text:h text:style-name="Heading_20_3" text:outline-level="3">Week Seven</text:h>
      <text:list xml:id="list1160316313498218491" text:style-name="L18">
        <text:list-item>
          <text:p text:style-name="P19">February 25</text:p>
        </text:list-item>
      </text:list>
      <text:list xml:id="list7869888682867468875" text:style-name="L46">
        <text:list-item>
          <text:list>
            <text:list-item>
              <text:p text:style-name="P46">Lisa Nakamura, <text:a xlink:type="simple" xlink:href="http://lnakamur.files.wordpress.com/2012/11/nakamura-curran-article.pdf"><text:span text:style-name="Definition">"Race and Identity in Digital Medi</text:span></text:a><text:a xlink:type="simple" xlink:href="http://lnakamur.files.wordpress.com/2012/11/nakamura-curran-article.pdf"><text:span text:style-name="Definition">a</text:span></text:a><text:a xlink:type="simple" xlink:href="http://lnakamur.files.wordpress.com/2012/11/nakamura-curran-article.pdf"><text:span text:style-name="Definition">"</text:span></text:a></text:p>
            </text:list-item>
          </text:list>
        </text:list-item>
      </text:list>
      <text:list xml:id="list180648132603504" text:continue-list="list1160316313498218491" text:style-name="L19">
        <text:list-item>
          <text:list>
            <text:list-item>
              <text:p text:style-name="P20"><text:soft-page-break/>Xeni Jardin, <text:a xlink:type="simple" xlink:href="http://boingboing.net/2012/06/03/nyt-men-invented-the-inter.html"><text:span text:style-name="Definition">"Men Invented the Internet"</text:span></text:a></text:p>
            </text:list-item>
            <text:list-item>
              <text:p text:style-name="P20">Tasneem Raja, <text:a xlink:type="simple" xlink:href="http://www.motherjones.com/media/2012/04/silicon-valley-brogrammer-culture-sexist-sxsw"><text:span text:style-name="Definition">"Silicon Valley's Brogrammer Problem"</text:span></text:a></text:p>
            </text:list-item>
            <text:list-item>
              <text:p text:style-name="P20">Catherine Bracy, <text:a xlink:type="simple" xlink:href="http://personaldemocracy.com/media/what-techies-need-know-about-politics"><text:span text:style-name="Definition">"What Techies Need to Know About Politics"</text:span></text:a></text:p>
            </text:list-item>
          </text:list>
        </text:list-item>
        <text:list-item text:style-override="L18">
          <text:p text:style-name="P19">February 27</text:p>
          <text:list text:style-name="L20">
            <text:list-item>
              <text:p text:style-name="P21">Yochai Benkler, "Sharing Nicely: On Shareable Goods and teh Emergence of Sharing as a Modality of Economic Production" <text:span text:style-name="T1">The Social Media Reader</text:span></text:p>
            </text:list-item>
            <text:list-item>
              <text:p text:style-name="P21">Siva Vaidhyanathan, "Open Source as Culture/Culture as Open Source" <text:span text:style-name="T1">The Social Media Reader</text:span></text:p>
            </text:list-item>
          </text:list>
        </text:list-item>
      </text:list>
      <text:h text:style-name="Heading_20_3" text:outline-level="3">Week Eight</text:h>
      <text:list xml:id="list1526449566290993342" text:style-name="L21">
        <text:list-item>
          <text:p text:style-name="P22">March 4</text:p>
          <text:list text:style-name="L22">
            <text:list-item>
              <text:p text:style-name="P23"><text:a xlink:type="simple" xlink:href="http://ripremix.com/"><text:span text:style-name="Definition"><text:span text:style-name="T1">Rip:</text:span></text:span></text:a><text:a xlink:type="simple" xlink:href="http://ripremix.com/"><text:span text:style-name="Definition"><text:span text:style-name="T1"> A Remix Manifesto</text:span></text:span></text:a></text:p>
            </text:list-item>
            <text:list-item>
              <text:p text:style-name="P23"><text:a xlink:type="simple" xlink:href="http://creativecommons.org/about"><text:span text:style-name="Definition">"About"</text:span></text:a> page of Creative Commons (Also read <text:a xlink:type="simple" xlink:href="http://creativecommons.org/about/history"><text:span text:style-name="Definition">History</text:span></text:a>, and <text:a xlink:type="simple" xlink:href="http://wiki.creativecommons.org/Case_Studies"><text:span text:style-name="Definition">Case Studies</text:span></text:a> )</text:p>
            </text:list-item>
          </text:list>
        </text:list-item>
        <text:list-item>
          <text:p text:style-name="P22">March 6</text:p>
          <text:list text:style-name="L23">
            <text:list-item>
              <text:p text:style-name="P24">Midterm</text:p>
            </text:list-item>
          </text:list>
        </text:list-item>
      </text:list>
      <text:h text:style-name="Heading_20_3" text:outline-level="3"><text:span text:style-name="T1">Spring Break</text:span></text:h>
      <text:h text:style-name="Heading_20_3" text:outline-level="3">Week Nine</text:h>
      <text:list xml:id="list6075499337170634195" text:style-name="L24">
        <text:list-item>
          <text:p text:style-name="P25">March 18</text:p>
          <text:list text:style-name="L25">
            <text:list-item>
              <text:p text:style-name="P26"><text:span text:style-name="T1">Culture of Connectivity</text:span> (Intro)</text:p>
            </text:list-item>
          </text:list>
        </text:list-item>
        <text:list-item>
          <text:p text:style-name="P25">March 20</text:p>
          <text:list text:style-name="L26">
            <text:list-item>
              <text:p text:style-name="P27"><text:span text:style-name="T1">Culture of Connectivity</text:span> Case Studies</text:p>
            </text:list-item>
          </text:list>
        </text:list-item>
      </text:list>
      <text:h text:style-name="Heading_20_3" text:outline-level="3">Week Ten</text:h>
      <text:list xml:id="list7885877184290033755" text:style-name="L27">
        <text:list-item>
          <text:p text:style-name="P28">March 25</text:p>
          <text:list text:style-name="L28">
            <text:list-item>
              <text:p text:style-name="P29">Michel Foucault, <text:a xlink:type="simple" xlink:href="https://dl.dropboxusercontent.com/u/82198/Foucault%20D%20and%20P.pdf"><text:span text:style-name="Definition">"Discipline and Punish"</text:span></text:a></text:p>
            </text:list-item>
            <text:list-item>
              <text:p text:style-name="P29">Howard Rheingold, <text:a xlink:type="simple" xlink:href="https://dl.dropboxusercontent.com/u/82198/Rheingold.pdf"><text:span text:style-name="Definition">"Always on Panopticon or Cooperation Amplifier"</text:span></text:a></text:p>
            </text:list-item>
          </text:list>
        </text:list-item>
        <text:list-item>
          <text:p text:style-name="P28">March 27</text:p>
          <text:list text:style-name="L29">
            <text:list-item>
              <text:p text:style-name="P30"><text:a xlink:type="simple" xlink:href="http://tacma.net/"><text:span text:style-name="Definition"><text:span text:style-name="T1">Terms</text:span></text:span></text:a><text:a xlink:type="simple" xlink:href="http://tacma.net/"><text:span text:style-name="Definition"><text:span text:style-name="T1"> and Conditions May Apply</text:span></text:span></text:a></text:p>
            </text:list-item>
            <text:list-item>
              <text:p text:style-name="P30"><text:a xlink:type="simple" xlink:href="https://www.youtube.com/watch?v=o66FUc61MvU"><text:span text:style-name="Definition">"Big Brother is Watching You"</text:span></text:a></text:p>
            </text:list-item>
          </text:list>
        </text:list-item>
      </text:list>
      <text:h text:style-name="Heading_20_3" text:outline-level="3">Week Eleven</text:h>
      <text:list xml:id="list7296202432773455790" text:style-name="L30">
        <text:list-item>
          <text:p text:style-name="P31">April 1</text:p>
          <text:list text:style-name="L31">
            <text:list-item>
              <text:p text:style-name="P32"><text:a xlink:type="simple" xlink:href="http://weliveinpublic.blog.indiepixfilms.com/"><text:span text:style-name="Definition"><text:span text:style-name="T1">We</text:span></text:span></text:a><text:a xlink:type="simple" xlink:href="http://weliveinpublic.blog.indiepixfilms.com/"><text:span text:style-name="Definition"><text:span text:style-name="T1"> Live in Public</text:span></text:span></text:a> by Odni Timoner</text:p>
            </text:list-item>
          </text:list>
        </text:list-item>
        <text:list-item>
          <text:p text:style-name="P31">April 3</text:p>
          <text:list text:style-name="L32">
            <text:list-item>
              <text:p text:style-name="P33"><text:a xlink:type="simple" xlink:href="http://www.theguardian.com/world/interactive/2013/nov/01/snowden-nsa-files-surveillance-revelations-decoded#section/1"><text:span text:style-name="Definition">"The NSA Files: Decoded."</text:span></text:a></text:p>
            </text:list-item>
            <text:list-item>
              <text:p text:style-name="P33">Evgeny Morozov, <text:a xlink:type="simple" xlink:href="http://www.faz.net/aktuell/feuilleton/debatten/ueberwachung/information-consumerism-the-price-of-hypocrisy-12292374.html"><text:span text:style-name="Definition">"The Price of Hypocrisy"</text:span></text:a></text:p>
            </text:list-item>
            <text:list-item>
              <text:p text:style-name="P33">Quinn Norton, <text:a xlink:type="simple" xlink:href="https://medium.com/quinn-norton/2c7e04889d8e"><text:span text:style-name="Definition">"Seen by the State"</text:span></text:a></text:p>
            </text:list-item>
          </text:list>
        </text:list-item>
      </text:list>
      <text:h text:style-name="Heading_20_3" text:outline-level="3">Week Twelve</text:h>
      <text:list xml:id="list2801343316667602132" text:style-name="L33">
        <text:list-item>
          <text:p text:style-name="P34">April 8</text:p>
          <text:list text:style-name="L34">
            <text:list-item>
              <text:p text:style-name="P35"><text:a xlink:type="simple" xlink:href="https://exposingtheinvisible.org/resources/watching-out-yourself/me-and-my-shadow/"><text:span text:style-name="Definition">"Me and My Shadow"</text:span></text:a> Tactical Tech</text:p>
            </text:list-item>
            <text:list-item>
              <text:p text:style-name="P35"><text:a xlink:type="simple" xlink:href="https://securityinabox.org/en/howtobooklet"><text:span text:style-name="Definition">"Security in a Box"</text:span></text:a> Tactical Tech</text:p>
            </text:list-item>
            <text:list-item>
              <text:p text:style-name="P35"><text:a xlink:type="simple" xlink:href="https://alternatives.tacticaltech.org/"><text:span text:style-name="Definition">"Alternatives"</text:span></text:a> Tactical Tech</text:p>
            </text:list-item>
          </text:list>
        </text:list-item>
        <text:list-item>
          <text:p text:style-name="P34">April 10</text:p>
          <text:list text:style-name="L35">
            <text:list-item>
              <text:p text:style-name="P36"><text:a xlink:type="simple" xlink:href="http://wearelegionthedocumentary.com/"><text:span text:style-name="Definition"><text:span text:style-name="T1">We</text:span></text:span></text:a><text:a xlink:type="simple" xlink:href="http://wearelegionthedocumentary.com/"><text:span text:style-name="Definition"><text:span text:style-name="T1"> Are Legion</text:span></text:span></text:a> Documentary</text:p>
            </text:list-item>
          </text:list>
        </text:list-item>
      </text:list>
      <text:h text:style-name="Heading_20_3" text:outline-level="3"><text:soft-page-break/>Week Thirteen</text:h>
      <text:list xml:id="list1607476979352040178" text:style-name="L36">
        <text:list-item>
          <text:p text:style-name="P37">April 15</text:p>
          <text:list text:style-name="L37">
            <text:list-item>
              <text:p text:style-name="P38"><text:a xlink:type="simple" xlink:href="http://gawker.com/5950981/unmasking-reddits-violentacrez-the-biggest-troll-on-the-web"><text:span text:style-name="Definition">"Unmasking Reddit's Violentacrez"</text:span></text:a> <text:span text:style-name="T1">Gawker</text:span></text:p>
            </text:list-item>
            <text:list-item>
              <text:p text:style-name="P38"><text:a xlink:type="simple" xlink:href="http://www.reddit.com/r/todayilearned/comments/11irq1/todayilearned_new_rule_gawkercom_and_affiliate/"><text:span text:style-name="Definition">"Gawker.com and affliate sites are no longer allowed"</text:span></text:a> <text:span text:style-name="T1">Reddit</text:span></text:p>
            </text:list-item>
            <text:list-item>
              <text:p text:style-name="P38"><text:a xlink:type="simple" xlink:href="http://gawker.com/5951987/reddits-biggest-troll-fired-from-his-real-world-job-reddit-continues-to-censor-gawker-articles"><text:span text:style-name="Definition">"Reddit's Biggest Troll Fired From His Real World Job"</text:span></text:a> <text:span text:style-name="T1">Gawker</text:span><text:line-break/></text:p>
            </text:list-item>
          </text:list>
        </text:list-item>
        <text:list-item>
          <text:p text:style-name="P37">April 17</text:p>
          <text:list text:style-name="L38">
            <text:list-item>
              <text:p text:style-name="P39">Clay Shirky, <text:a xlink:type="simple" xlink:href="https://dl.dropboxusercontent.com/u/82198/Shirky.pdf"><text:span text:style-name="Definition">"The Political Power of Social Media"</text:span></text:a></text:p>
            </text:list-item>
            <text:list-item>
              <text:p text:style-name="P39">Evgeny Morozov, <text:a xlink:type="simple" xlink:href="http://www.youtube.com/watch?v=Ah_T9cg-J6s"><text:span text:style-name="Definition">"The Internet in Soceity: Empowering or Censoring Citizens"</text:span></text:a></text:p>
            </text:list-item>
          </text:list>
        </text:list-item>
      </text:list>
      <text:h text:style-name="Heading_20_3" text:outline-level="3">Week Fourteen</text:h>
      <text:list xml:id="list7621083350285824791" text:style-name="L39">
        <text:list-item>
          <text:p text:style-name="P40">April 22</text:p>
          <text:list text:style-name="L40">
            <text:list-item>
              <text:p text:style-name="P41"><text:a xlink:type="simple" xlink:href="http://www.theinternetmustgo.com/"><text:span text:style-name="Definition">"The Internet Must Go"</text:span></text:a></text:p>
            </text:list-item>
            <text:list-item>
              <text:p text:style-name="P41">Rebecca MacKinnon, <text:a xlink:type="simple" xlink:href="http://www.youtube.com/watch?v=apvtIbbHAUQ"><text:span text:style-name="Definition">"Consent of the Networked"</text:span></text:a></text:p>
            </text:list-item>
          </text:list>
        </text:list-item>
        <text:list-item>
          <text:p text:style-name="P40">April 24</text:p>
          <text:list text:style-name="L41">
            <text:list-item>
              <text:p text:style-name="P42">Johnathan Zittrain, <text:a xlink:type="simple" xlink:href="http://www.youtube.com/watch?v=o7UlYTFKFqY"><text:span text:style-name="Definition">"The Future of the Internet and How to Stop It."</text:span></text:a></text:p>
            </text:list-item>
          </text:list>
        </text:list-item>
      </text:list>
      <text:h text:style-name="Heading_20_3" text:outline-level="3">Week Fifteen</text:h>
      <text:list xml:id="list7463100790513457034" text:style-name="L42">
        <text:list-item>
          <text:p text:style-name="P43">April 29</text:p>
          <text:list text:style-name="L43">
            <text:list-item>
              <text:p text:style-name="P44">3D Printing</text:p>
            </text:list-item>
          </text:list>
        </text:list-item>
        <text:list-item>
          <text:p text:style-name="P43">May 1</text:p>
          <text:list text:style-name="L44">
            <text:list-item>
              <text:p text:style-name="P45">Final Class</text:p>
            </text:list-item>
          </text:list>
        </text:list-item>
      </text:list>
      <text:p text:style-name="First_20_paragraph"/>
      <text:p text:style-name="First_20_paragraph">Final <text:s/><text:span text:style-name="T2">Exa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Ubuntu" svg:font-family="Ubuntu" style:font-adornments="Regular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701in" fo:margin-bottom="0in" style:contextual-spacing="false" fo:line-height="100%" style:page-number="auto" style:shadow="none">
        <style:tab-stops/>
      </style:paragraph-properties>
      <style:text-properties style:font-name="Times New Roman1" fo:font-family="'Times New Roman'" style:font-style-name="Bold" style:font-family-generic="roman" style:font-pitch="variable" fo:font-size="14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201in" fo:margin-bottom="0.0402in" style:contextual-spacing="false"/>
      <style:text-properties style:font-name="Times New Roman1" fo:font-family="'Times New Roman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yllabusMaster" style:family="paragraph" style:parent-style-name="Text_20_body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3-12-31T18:06:47.899545283</dc:date>
    <dc:creator>dparry </dc:creator>
    <meta:document-statistic meta:table-count="0" meta:image-count="0" meta:object-count="0" meta:page-count="3" meta:paragraph-count="99" meta:word-count="542" meta:character-count="2895" meta:non-whitespace-character-count="2531"/>
    <meta:generator>LibreOffice/4.1.3.2$Linux_X86_64 LibreOffice_project/410m0$Build-2</meta:generator>
  </office:meta>
</office:document-meta>
</file>